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77cm" fo:margin-left="-1.259cm" table:align="left"/>
    </style:style>
    <style:style style:name="Tabela1.A" style:family="table-column">
      <style:table-column-properties style:column-width="2.604cm"/>
    </style:style>
    <style:style style:name="Tabela1.B" style:family="table-column">
      <style:table-column-properties style:column-width="3.895cm"/>
    </style:style>
    <style:style style:name="Tabela1.D" style:family="table-column">
      <style:table-column-properties style:column-width="3.281cm"/>
    </style:style>
    <style:style style:name="Tabela1.E" style:family="table-column">
      <style:table-column-properties style:column-width="3.133cm"/>
    </style:style>
    <style:style style:name="Tabela1.F" style:family="table-column">
      <style:table-column-properties style:column-width="2.963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5.419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style:min-row-height="6.795cm"/>
    </style:style>
    <style:style style:name="P1" style:family="paragraph" style:parent-style-name="Standard">
      <style:paragraph-properties fo:text-align="center" style:justify-single-word="false"/>
      <style:text-properties fo:color="#cccccc" loext:opacity="100%" officeooo:paragraph-rsid="0006c2b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6c2b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6c2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6c2b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6c2b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c2bd" officeooo:paragraph-rsid="0006c2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6c2b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6e1a7"/>
    </style:style>
    <style:style style:name="P9" style:family="paragraph" style:parent-style-name="Standard">
      <style:paragraph-properties fo:text-align="start" style:justify-single-word="false"/>
      <style:text-properties officeooo:paragraph-rsid="0007a7a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e1a7" officeooo:paragraph-rsid="0006e1a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6e1a7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07a7ad"/>
    </style:style>
    <style:style style:name="P13" style:family="paragraph" style:parent-style-name="Standard">
      <style:text-properties officeooo:paragraph-rsid="0007a7a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999999" loext:opacity="100%"/>
    </style:style>
    <style:style style:name="T2" style:family="text">
      <style:text-properties fo:font-weight="bold" officeooo:rsid="0006c2bd" style:font-weight-asian="bold" style:font-weight-complex="bold"/>
    </style:style>
    <style:style style:name="T3" style:family="text">
      <style:text-properties fo:font-weight="normal" officeooo:rsid="0006c2b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06c2bd" style:font-weight-asian="bold" style:font-weight-complex="bold"/>
    </style:style>
    <style:style style:name="T6" style:family="text">
      <style:text-properties officeooo:rsid="0006c2b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officeooo:rsid="0006c2bd"/>
    </style:style>
    <style:style style:name="T9" style:family="text">
      <style:text-properties style:text-underline-style="none" fo:font-weight="bold" officeooo:rsid="0006c2bd" style:font-weight-asian="bold" style:font-weight-complex="bold"/>
    </style:style>
    <style:style style:name="T10" style:family="text">
      <style:text-properties style:text-underline-style="none" fo:font-weight="normal" officeooo:rsid="0006c2b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06e1a7" style:font-weight-asian="bold" style:font-weight-complex="bold"/>
    </style:style>
    <style:style style:name="T12" style:family="text">
      <style:text-properties style:text-underline-style="none" fo:font-weight="bold" officeooo:rsid="0006e1a7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6e1a7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 fo:font-weight="normal" officeooo:rsid="0007a7ad" style:font-weight-asian="normal" style:font-weight-complex="normal"/>
    </style:style>
    <style:style style:name="T19" style:family="text">
      <style:text-properties style:text-underline-style="none" fo:font-weight="bold" officeooo:rsid="0007a7a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91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ntro Universitário Senac RS campus Pelotas</text:span> </text:p>
      <text:p text:style-name="P2"><text:span text:style-name="T1">Engenharia de Software I- Profª. Bruna Ribeiro</text:span> </text:p>
      <text:p text:style-name="P2"/>
      <text:p text:style-name="P2"/>
      <text:p text:style-name="P2"/>
      <text:p text:style-name="P2">Atividade aula 2 </text:p>
      <text:p text:style-name="P3"/>
      <text:p text:style-name="P4">1. Sobre o modelo de processo de desenvolvimento de software clássico, o modelo em cascata, realize uma pesquisa e elenque pontos fortes e também os pontos fracos sobre este modelo.</text:p>
      <text:p text:style-name="P4">2. Leia sobre o modelo evolutivo em Espiral e cite suas principais vantagens e desvantagens do modelo.</text:p>
      <text:p text:style-name="P4">3. Pesquise e descreva mais características sobre o modelo de Prototipação incluindo seus principais pontos fortes e fracos.</text:p>
      <text:p text:style-name="P4">4. Ao final da sua pesquisa, elabore uma tabela contendo os modelos de processos de desenvolvimento de software estudados, suas etapas, sua descrição, pontos fortes de cada uma e pontos fracos, e encontre exemplos ou tipos de softwares que possam ser adequados ao modelo. E encontre na sua pesquisa mais algum modelo, complemente a tabela abaixo com os mesmos campos!</text:p>
      <text:p text:style-name="P4"/>
      <text:p text:style-name="P5"><text:span text:style-name="T2">1-</text:span><text:span text:style-name="T3"> </text:span><text:span text:style-name="T4"><text:s/></text:span>O modelo em cascata é um dos modelos de desenvolvimento de software mais tradicionais e segue uma abordagem linear e sequencial. Cada fase do processo deve ser concluída antes que a próxima comece, e o progresso avança em uma única direção, como uma cascata. </text:p>
      <text:p text:style-name="P6"/>
      <text:p text:style-name="P6">Pontos Fortes:</text:p>
      <text:p text:style-name="P5"><text:span text:style-name="T5">Estrutura Clara e Rigorosa:</text:span><text:span text:style-name="T6"> </text:span>Facilita o planejamento e a organização do projeto, tornando-o ideal para projetos onde os requisitos são bem compreendidos desde o início. </text:p>
      <text:p text:style-name="P5"><text:span text:style-name="T7">Documentação Completa:</text:span> Fornece uma trilha de auditoria completa e facilita a comunicação entre a equipe e os stakeholders, além de ser útil para manutenção futura. </text:p>
      <text:p text:style-name="P5"><text:span text:style-name="T7">Facilidade de Gerenciamento:</text:span> Permite um controle mais fácil sobre o progresso do projeto e a gestão de tempo e recursos. </text:p>
      <text:p text:style-name="P5"><text:span text:style-name="T7">Planejamento Detalhado:</text:span> Reduz a necessidade de ajustes frequentes e mudanças de escopo, promovendo um desenvolvimento mais previsível. </text:p>
      <text:p text:style-name="P5"><text:span text:style-name="T5">F</text:span><text:span text:style-name="T7">acilidade de Implementação e Teste:</text:span> Facilita a identificação e correção de problemas, pois os testes são realizados com base em um produto finalizado.</text:p>
      <text:p text:style-name="P7"/>
      <text:p text:style-name="P7"><text:span text:style-name="T6">Pontos Fracos:</text:span><text:span text:style-name="T8"> </text:span></text:p>
      <text:p text:style-name="P5"><text:span text:style-name="T5">Mudanças de Requisitos:</text:span><text:span text:style-name="T9"> </text:span><text:span text:style-name="T8">Mudanças de requisitos durante o desenvolvimento podem ser difíceis e custosas de implementar, pois o modelo não lida bem com alterações tardias. </text:span></text:p>
      <text:p text:style-name="P5"><text:span text:style-name="T9">Risco de Descoberta Tardia de Problemas: </text:span><text:span text:style-name="T10">Corrigir problemas tardios pode ser complexo e caro, pois o sistema pode já ter sido parcialmente ou totalmente desenvolvido. </text:span></text:p>
      <text:p text:style-name="P5"><text:span text:style-name="T5">Feedback Limitado dos Usuários:</text:span><text:span text:style-name="T10"> Pode resultar em um produto que não atende completamente às necessidades dos usuários ou que não esteja alinhado com suas expectativas. </text:span></text:p>
      <text:p text:style-name="P5"><text:span text:style-name="T5">Rigidez na Adaptação a Mudanças:</text:span><text:span text:style-name="T10"> Pode levar a um projeto que está desatualizado ou não atende mais às necessidades do mercado ou dos usuários. </text:span></text:p>
      <text:p text:style-name="P5"><text:span text:style-name="T5">Possível Sobrecarga de Planejamento:</text:span><text:span text:style-name="T10"> Planejamento inicial pode ser excessivo e desatualizado, especialmente se o projeto evoluir ou se surgirem novas necessidades. </text:span></text:p>
      <text:p text:style-name="P5"><text:span text:style-name="T10"/></text:p>
      <text:p text:style-name="P8"><text:span text:style-name="T9">2-</text:span><text:span text:style-name="T8">O modelo evolutivo em espiral, desenvolvido por Barry Boehm em 1988, é uma abordagem de desenvolvimento de software que combina elementos de modelos iterativos e de prototipagem com um enfoque forte em análise de risco. O modelo é representado como uma espiral, onde cada volta representa uma iteração ou ciclo do processo de desenvolvimento. </text:span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9"><text:span text:style-name="T5">V</text:span><text:span text:style-name="T11">antagens:</text:span></text:p>
      <text:p text:style-name="P9"><text:span text:style-name="T11">Gestão de Risco Eficiente:</text:span><text:span text:style-name="T12"> </text:span><text:span text:style-name="T13">Reduz a probabilidade de falhas graves e aumenta a probabilidade de sucesso do projeto.</text:span></text:p>
      <text:p text:style-name="P8"><text:span text:style-name="T7">Flexibilidade e Adaptabilidade:</text:span><text:span text:style-name="T13"> <text:s/>Permite responder rapidamente a novas informações ou mudanças no ambiente, garantindo que o software final atenda melhor às necessidades dos usuários. </text:span></text:p>
      <text:p text:style-name="P8"><text:span text:style-name="T7">Entrega Incremental e Feedback Contínuo:</text:span><text:span text:style-name="T13"> Facilita a verificação contínua do progresso e a validação das funcionalidades, resultando em um produto mais alinhado com as expectativas. </text:span></text:p>
      <text:p text:style-name="P8"><text:span text:style-name="T7">Melhoria Contínua:</text:span><text:span text:style-name="T13"> Contribui para um produto final mais refinado e de maior qualidade. </text:span></text:p>
      <text:p text:style-name="P8"><text:span text:style-name="T7">Documentação e Planejamento:</text:span><text:span text:style-name="T13"> Oferece uma trilha de auditoria e ajuda na coordenação e controle do projeto. </text:span></text:p>
      <text:p text:style-name="P10"/>
      <text:p text:style-name="P10">Desvantagens:</text:p>
      <text:p text:style-name="P8"><text:span text:style-name="T11">Complexidade e Custo:</text:span><text:span text:style-name="T12"> </text:span><text:span text:style-name="T13">Pode ser difícil e dispendioso, especialmente para projetos menores ou com orçamento limitado. </text:span></text:p>
      <text:p text:style-name="P8"><text:span text:style-name="T7">Gerenciamento e Requisitos de Planejamento:</text:span><text:span text:style-name="T13"> Pode exigir mais tempo e esforço na fase de planejamento e gerenciamento. </text:span></text:p>
      <text:p text:style-name="P8"><text:span text:style-name="T7">Possível Escopo Indefinido:</text:span><text:span text:style-name="T13"> </text:span><text:span text:style-name="T14">Pode resultar em um projeto que se expande além do planejado, aumentando o risco de atrasos e excedendo o orçamento. </text:span></text:p>
      <text:p text:style-name="P8"><text:span text:style-name="T11">Dependência de Avaliações Contínuas:</text:span><text:span text:style-name="T14"> Se os stakeholders não estiverem suficientemente envolvidos ou se o feedback não for eficaz, o modelo pode não funcionar tão bem. </text:span></text:p>
      <text:p text:style-name="P8"><text:span text:style-name="T7">Desafios na Estimativa de Tempo e Custo:</text:span><text:span text:style-name="T15"> </text:span><text:span text:style-name="T13">Pode ser difícil fornecer estimativas precisas e manter o controle sobre o orçamento e o cronograma. </text:span></text:p>
      <text:p text:style-name="P8"><text:span text:style-name="T13"/></text:p>
      <text:p text:style-name="P8"><text:span text:style-name="T12">3-</text:span><text:span text:style-name="T16">O modelo de prototipação é uma abordagem de desenvolvimento de software que envolve a criação de protótipos para entender e refinar requisitos antes do desenvolvimento final do sistema. Em vez de criar um produto completo de uma vez, o modelo de prototipação cria versões preliminares (protótipos) do software para explorar e validar conceitos, funcionalidades e design.</text:span></text:p>
      <text:p text:style-name="P8"><text:span text:style-name="T16"/></text:p>
      <text:p text:style-name="P11">Características do Modelo de Prototipação:</text:p>
      <text:p text:style-name="P8"><text:span text:style-name="T7">Criação de Protótipos:</text:span><text:span text:style-name="T15"> </text:span><text:span text:style-name="T13">Permitir a visualização e a interação com o sistema para entender melhor os requisitos e obter feedback dos usuários.</text:span></text:p>
      <text:p text:style-name="P8"><text:span text:style-name="T7">I</text:span><text:span text:style-name="T11">n</text:span><text:span text:style-name="T7">teração e Refinamento:</text:span><text:span text:style-name="T13"> Melhorar continuamente o protótipo até que ele atenda às necessidades e expectativas dos usuários. </text:span></text:p>
      <text:p text:style-name="P8"><text:span text:style-name="T7">Feedback Contínuo:</text:span><text:span text:style-name="T13"> Garantir que o sistema final atenda às necessidades reais e expectativas dos usuários, ajustando os requisitos conforme necessário. </text:span></text:p>
      <text:p text:style-name="P8"><text:span text:style-name="T7">Exploração de Requisitos:</text:span><text:span text:style-name="T15"> </text:span><text:span text:style-name="T13">Identificar e compreender requisitos complexos ou incertos. </text:span></text:p>
      <text:p text:style-name="P8"><text:span text:style-name="T7">Comunicação e Visualização:</text:span><text:span text:style-name="T13"> Melhorar a comunicação e reduzir mal-entendidos sobre o que será desenvolvido. </text:span></text:p>
      <text:p text:style-name="P10"/>
      <text:p text:style-name="P10">Pontos Fortes:</text:p>
      <text:p text:style-name="P8"><text:span text:style-name="T11">Clareza e Compreensão dos Requisitos:</text:span><text:span text:style-name="T12"> </text:span><text:span text:style-name="T14">Reduz o risco e ajuda a garantir que o produto final atenda às expectativas dos usuários. </text:span></text:p>
      <text:p text:style-name="P9"><text:span text:style-name="T7">Feedback Contínuo dos Usuários:</text:span><text:span text:style-name="T15"> </text:span><text:span text:style-name="T13">Aumenta a satisfação do usuário e melhora a adequação do software às suas necessidades reais.</text:span></text:p>
      <text:p text:style-name="P9"><text:span text:style-name="T7">Redução de Riscos e Problemas:</text:span><text:span text:style-name="T13"> Reduz o risco de falhas graves no produto final e melhora a qualidade do software. </text:span></text:p>
      <text:p text:style-name="P9"><text:span text:style-name="T7">Flexibilidade e Adaptabilidade:</text:span><text:span text:style-name="T13"> Facilita a adaptação a mudanças e novos insights durante o desenvolvimento. </text:span></text:p>
      <text:p text:style-name="P12"><text:span text:style-name="Strong_20_Emphasis"><text:span text:style-name="T17">Melhoria da Comunicação:</text:span></text:span><text:span text:style-name="Strong_20_Emphasis"><text:span text:style-name="T13"> Reduz mal-entendidos e alinhamentos inadequados sobre as funcionalidades e design do sistema. </text:span></text:span></text:p>
      <text:p text:style-name="Standard"><text:soft-page-break/><text:span text:style-name="Strong_20_Emphasis"><text:span text:style-name="T17">Pontos Fracos:</text:span></text:span></text:p>
      <text:p text:style-name="Standard"><text:span text:style-name="Strong_20_Emphasis"><text:span text:style-name="T17">Possível Escopo Indefinido:</text:span></text:span><text:span text:style-name="Strong_20_Emphasis"><text:span text:style-name="T16"> </text:span></text:span><text:span text:style-name="Strong_20_Emphasis"><text:span text:style-name="T13">Pode resultar em um projeto que se expande além do planejado, dificultando o controle e o gerenciamento. </text:span></text:span></text:p>
      <text:p text:style-name="Standard"><text:span text:style-name="Strong_20_Emphasis"><text:span text:style-name="T7">Custo e Tempo Adicionais:</text:span></text:span><text:span text:style-name="Strong_20_Emphasis"><text:span text:style-name="T13"> Pode ser dispendioso e demorado, especialmente se muitas iterações forem necessárias. </text:span></text:span></text:p>
      <text:p text:style-name="Standard"><text:span text:style-name="Strong_20_Emphasis"><text:span text:style-name="T7">Expectativas Irrealistas:</text:span></text:span><text:span text:style-name="Strong_20_Emphasis"><text:span text:style-name="T15"> </text:span></text:span><text:span text:style-name="Strong_20_Emphasis"><text:span text:style-name="T13">Pode causar desilusão quando o produto final não corresponde às expectativas criadas pelos protótipos. </text:span></text:span></text:p>
      <text:p text:style-name="Standard"><text:span text:style-name="Strong_20_Emphasis"><text:span text:style-name="T7">Foco na Interface e Funcionalidades Visíveis:</text:span></text:span><text:span text:style-name="Strong_20_Emphasis"><text:span text:style-name="T13"> Pode resultar em problemas com a arquitetura ou com funcionalidades menos visíveis que são descobertos mais tarde. </text:span></text:span></text:p>
      <text:p text:style-name="Standard"><text:span text:style-name="Strong_20_Emphasis"><text:span text:style-name="T7">Gerenciamento de Mudanças:</text:span></text:span><text:span text:style-name="Strong_20_Emphasis"><text:span text:style-name="T13"> </text:span></text:span><text:span text:style-name="Strong_20_Emphasis"><text:span text:style-name="T18">P</text:span></text:span><text:span text:style-name="Strong_20_Emphasis"><text:span text:style-name="T13">ode ser difícil manter um controle rigoroso sobre mudanças e garantir que o produto final seja entregue conforme planejado. </text:span></text:span></text:p>
      <text:p text:style-name="Standard"><text:span text:style-name="Strong_20_Emphasis"><text:span text:style-name="T13"/></text:span></text:p>
      <text:p text:style-name="P13"><text:span text:style-name="Strong_20_Emphasis"><text:span text:style-name="T19">4-</text:span></text:span></text:p>
      <table:table table:name="Tabela1" table:style-name="Tabela1" table:template-name="Default Style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4"><text:span text:style-name="Strong_20_Emphasis">Modelo</text:span> </text:p>
          </table:table-cell>
          <table:table-cell table:style-name="Tabela1.A1" office:value-type="string">
            <text:p text:style-name="P15">Etapas </text:p>
          </table:table-cell>
          <table:table-cell table:style-name="Tabela1.A1" office:value-type="string">
            <text:p text:style-name="P15">Descrição </text:p>
          </table:table-cell>
          <table:table-cell table:style-name="Tabela1.A1" office:value-type="string">
            <text:p text:style-name="P15">Pontos Fortes </text:p>
          </table:table-cell>
          <table:table-cell table:style-name="Tabela1.A1" office:value-type="string">
            <text:p text:style-name="P14"><text:span text:style-name="T20">Pontos Fracos</text:span> </text:p>
          </table:table-cell>
          <table:table-cell table:style-name="Tabela1.F1" office:value-type="string">
            <text:p text:style-name="P15">Exemplos de Softwares Adequados </text:p>
          </table:table-cell>
        </table:table-row>
        <table:table-row table:style-name="Tabela1.2">
          <table:table-cell table:style-name="Tabela1.A2" office:value-type="string">
            <text:p text:style-name="P14"><text:span text:style-name="T20">Cascata</text:span> </text:p>
          </table:table-cell>
          <table:table-cell table:style-name="Tabela1.A2" office:value-type="string">
            <text:p text:style-name="P14">1. Requisitos <text:line-break/>2. Design <text:line-break/>3.Implementação <text:line-break/>4. Testes <text:line-break/>5. Implantação <text:line-break/>6. Manutenção </text:p>
          </table:table-cell>
          <table:table-cell table:style-name="Tabela1.A2" office:value-type="string">
            <text:p text:style-name="P14">Desenvolvimento linear e sequencial onde cada fase é concluída antes de passar para a próxima.</text:p>
          </table:table-cell>
          <table:table-cell table:style-name="Tabela1.A2" office:value-type="string">
            <text:p text:style-name="P14">-Estrutura clara e bem definida.<text:line-break/>-Documentação completa.<text:line-break/>-Fácil de gerenciar.<text:line-break/>- Bom para projetos com requisitos bem definidos.</text:p>
          </table:table-cell>
          <table:table-cell table:style-name="Tabela1.A2" office:value-type="string">
            <text:p text:style-name="P14">-Dificuldade em acomodar mudanças de requisitos.<text:line-break/>-Problemas descobertos tarde.<text:line-break/>-Feedback limitado dos usuários.</text:p>
          </table:table-cell>
          <table:table-cell table:style-name="Tabela1.F2" office:value-type="string">
            <text:p text:style-name="P14">Sistemas de controle de processos industriais, sistemas embarcados onde os requisitos são bem definidos e não mudam frequentemente.</text:p>
          </table:table-cell>
        </table:table-row>
        <table:table-row>
          <table:table-cell table:style-name="Tabela1.A2" office:value-type="string">
            <text:p text:style-name="P15">Espiral </text:p>
          </table:table-cell>
          <table:table-cell table:style-name="Tabela1.A2" office:value-type="string">
            <text:p text:style-name="P14">1. Planejamento <text:line-break/>2. Análise de Risco <text:line-break/>3. Desenvolvimento e Testes <text:line-break/>4. Revisão e Planejamento da Próxima I<text:span text:style-name="T21">n</text:span>teração </text:p>
          </table:table-cell>
          <table:table-cell table:style-name="Tabela1.A2" office:value-type="string">
            <text:p text:style-name="P14">Abordagem i<text:span text:style-name="T21">n</text:span>terativa que combina prototipagem com uma análise rigorosa de risco, desenvolvendo o software em ciclos. </text:p>
          </table:table-cell>
          <table:table-cell table:style-name="Tabela1.A2" office:value-type="string">
            <text:p text:style-name="P14">- Gestão eficaz de riscos <text:line-break/>- Flexibilidade e adaptabilidade <text:line-break/>- Entrega incremental <text:line-break/>- Melhoramento contínuo </text:p>
          </table:table-cell>
          <table:table-cell table:style-name="Tabela1.A2" office:value-type="string">
            <text:p text:style-name="P14">- Complexidade e custo alto <text:line-break/>- Escopo pode se expandir <text:line-break/>- Dificuldade na estimativa de tempo e custo </text:p>
          </table:table-cell>
          <table:table-cell table:style-name="Tabela1.F2" office:value-type="string">
            <text:p text:style-name="P14">Projetos complexos e grandes, como sistemas de software corporativo e sistemas de grande escala com alta incerteza. </text:p>
          </table:table-cell>
        </table:table-row>
        <table:table-row table:style-name="Tabela1.4">
          <table:table-cell table:style-name="Tabela1.A2" office:value-type="string">
            <text:p text:style-name="P15">Prototipação </text:p>
          </table:table-cell>
          <table:table-cell table:style-name="Tabela1.A2" office:value-type="string">
            <text:p text:style-name="P14">1. Criação do Protótipo <text:line-break/>2. Feedback e Avaliação <text:line-break/>3. Refinamento <text:line-break/>4. Implementação Final </text:p>
          </table:table-cell>
          <table:table-cell table:style-name="Tabela1.A2" office:value-type="string">
            <text:p text:style-name="P14">Desenvolvimento baseado em criar protótipos para explorar e refinar requisitos e funcionalidades. </text:p>
          </table:table-cell>
          <table:table-cell table:style-name="Tabela1.A2" office:value-type="string">
            <text:p text:style-name="P14">- Clareza nos requisitos <text:line-break/>- Feedback contínuo dos usuários <text:line-break/>- Redução de riscos <text:line-break/>- Flexibilidade e adaptabilidade </text:p>
          </table:table-cell>
          <table:table-cell table:style-name="Tabela1.A2" office:value-type="string">
            <text:p text:style-name="P14">- Escopo pode ser indefinido <text:line-break/>- Custo e tempo adicionais <text:line-break/>- Expectativas irrealistas <text:line-break/>- Foco excessivo na interface visível </text:p>
          </table:table-cell>
          <table:table-cell table:style-name="Tabela1.F2" office:value-type="string">
            <text:p text:style-name="P14">Aplicações móveis e web, softwares onde os requisitos não são totalmente claros desde o início, como aplicativos inovadores e personalizados. </text:p>
          </table:table-cell>
        </table:table-row>
        <text:soft-page-break/>
        <table:table-row>
          <table:table-cell table:style-name="Tabela1.A2" office:value-type="string">
            <text:p text:style-name="P15">Ágil </text:p>
          </table:table-cell>
          <table:table-cell table:style-name="Tabela1.A2" office:value-type="string">
            <text:p text:style-name="P14">1. Planejamento <text:line-break/>2. Desenvolvimento Iterativo <text:line-break/>3. Revisão e Feedback <text:line-break/>4. Refinamento e Ajuste <text:line-break/>5. Entrega e Implementação </text:p>
          </table:table-cell>
          <table:table-cell table:style-name="Tabela1.A2" office:value-type="string">
            <text:p text:style-name="P14">Abordagem i<text:span text:style-name="T21">n</text:span>terativa e incremental que enfatiza a colaboração e entrega contínua de valor. </text:p>
          </table:table-cell>
          <table:table-cell table:style-name="Tabela1.A2" office:value-type="string">
            <text:p text:style-name="P14">- Flexibilidade e adaptabilidade <text:line-break/>- Entrega contínua de valor <text:line-break/>- Colaboração estreita com stakeholders <text:line-break/>- Redução de riscos </text:p>
          </table:table-cell>
          <table:table-cell table:style-name="Tabela1.A2" office:value-type="string">
            <text:p text:style-name="P14">- Gerenciamento de escopo pode ser difícil <text:line-break/>- Dependência de stakeholders <text:line-break/>- Documentação pode ser reduzida <text:line-break/>- Estimativas de tempo e custo podem ser desafiadoras </text:p>
          </table:table-cell>
          <table:table-cell table:style-name="Tabela1.F2" office:value-type="string">
            <text:p text:style-name="P14">Startups, desenvolvimento de produtos de software inovadores, aplicativos web e móveis onde mudanças e feedback são frequentes. </text:p>
          </table:table-cell>
        </table:table-row>
      </table:table>
      <text:p text:style-name="P13"><text:span text:style-name="Strong_20_Emphasis"><text:span text:style-name="T19"/></text:span></text:p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4:27:15.832000000</meta:creation-date>
    <dc:date>2024-08-28T15:14:31.408000000</dc:date>
    <meta:editing-duration>PT13M7S</meta:editing-duration>
    <meta:editing-cycles>2</meta:editing-cycles>
    <meta:generator>LibreOffice/24.8.0.3$Windows_X86_64 LibreOffice_project/0bdf1299c94fe897b119f97f3c613e9dca6be583</meta:generator>
    <meta:document-statistic meta:table-count="1" meta:image-count="0" meta:object-count="0" meta:page-count="4" meta:paragraph-count="83" meta:word-count="1354" meta:character-count="9205" meta:non-whitespace-character-count="7837"/>
  </office:meta>
</office:document-meta>
</file>